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0.01" calcext:value-type="float">
            <text:p>0.0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]+0.01" office:value-type="float" office:value="0.02" calcext:value-type="float">
            <text:p>0.02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]+0.01" office:value-type="float" office:value="0.03" calcext:value-type="float">
            <text:p>0.0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]+0.01" office:value-type="float" office:value="0.04" calcext:value-type="float">
            <text:p>0.04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]+0.01" office:value-type="float" office:value="0.05" calcext:value-type="float">
            <text:p>0.0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]+0.01" office:value-type="float" office:value="0.06" calcext:value-type="float">
            <text:p>0.06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]+0.01" office:value-type="float" office:value="0.07" calcext:value-type="float">
            <text:p>0.0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]+0.01" office:value-type="float" office:value="0.08" calcext:value-type="float">
            <text:p>0.08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]+0.01" office:value-type="float" office:value="0.09" calcext:value-type="float">
            <text:p>0.0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]+0.01" office:value-type="float" office:value="0.1" calcext:value-type="float">
            <text:p>0.1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]+0.01" office:value-type="float" office:value="0.11" calcext:value-type="float">
            <text:p>0.1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]+0.01" office:value-type="float" office:value="0.12" calcext:value-type="float">
            <text:p>0.12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]+0.01" office:value-type="float" office:value="0.13" calcext:value-type="float">
            <text:p>0.1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]+0.01" office:value-type="float" office:value="0.14" calcext:value-type="float">
            <text:p>0.14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]+0.01" office:value-type="float" office:value="0.15" calcext:value-type="float">
            <text:p>0.1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]+0.01" office:value-type="float" office:value="0.16" calcext:value-type="float">
            <text:p>0.16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6]+0.01" office:value-type="float" office:value="0.17" calcext:value-type="float">
            <text:p>0.1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7]+0.01" office:value-type="float" office:value="0.18" calcext:value-type="float">
            <text:p>0.18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8]+0.01" office:value-type="float" office:value="0.19" calcext:value-type="float">
            <text:p>0.1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9]+0.01" office:value-type="float" office:value="0.2" calcext:value-type="float">
            <text:p>0.2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0]+0.01" office:value-type="float" office:value="0.21" calcext:value-type="float">
            <text:p>0.2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1]+0.01" office:value-type="float" office:value="0.22" calcext:value-type="float">
            <text:p>0.22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2]+0.01" office:value-type="float" office:value="0.23" calcext:value-type="float">
            <text:p>0.2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3]+0.01" office:value-type="float" office:value="0.24" calcext:value-type="float">
            <text:p>0.24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4]+0.01" office:value-type="float" office:value="0.25" calcext:value-type="float">
            <text:p>0.2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5]+0.01" office:value-type="float" office:value="0.26" calcext:value-type="float">
            <text:p>0.26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6]+0.01" office:value-type="float" office:value="0.27" calcext:value-type="float">
            <text:p>0.2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7]+0.01" office:value-type="float" office:value="0.28" calcext:value-type="float">
            <text:p>0.28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]+0.01" office:value-type="float" office:value="0.29" calcext:value-type="float">
            <text:p>0.2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9]+0.01" office:value-type="float" office:value="0.3" calcext:value-type="float">
            <text:p>0.3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]+0.01" office:value-type="float" office:value="0.31" calcext:value-type="float">
            <text:p>0.3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1]+0.01" office:value-type="float" office:value="0.32" calcext:value-type="float">
            <text:p>0.32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2]+0.01" office:value-type="float" office:value="0.33" calcext:value-type="float">
            <text:p>0.3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]+0.01" office:value-type="float" office:value="0.34" calcext:value-type="float">
            <text:p>0.34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4]+0.01" office:value-type="float" office:value="0.35" calcext:value-type="float">
            <text:p>0.3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5]+0.01" office:value-type="float" office:value="0.36" calcext:value-type="float">
            <text:p>0.36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6]+0.01" office:value-type="float" office:value="0.37" calcext:value-type="float">
            <text:p>0.3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7]+0.01" office:value-type="float" office:value="0.38" calcext:value-type="float">
            <text:p>0.38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8]+0.01" office:value-type="float" office:value="0.39" calcext:value-type="float">
            <text:p>0.3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9]+0.01" office:value-type="float" office:value="0.4" calcext:value-type="float">
            <text:p>0.4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0]+0.01" office:value-type="float" office:value="0.41" calcext:value-type="float">
            <text:p>0.4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41]+0.01" office:value-type="float" office:value="0.42" calcext:value-type="float">
            <text:p>0.42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42]+0.01" office:value-type="float" office:value="0.43" calcext:value-type="float">
            <text:p>0.4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43]+0.01" office:value-type="float" office:value="0.44" calcext:value-type="float">
            <text:p>0.44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44]+0.01" office:value-type="float" office:value="0.45" calcext:value-type="float">
            <text:p>0.4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45]+0.01" office:value-type="float" office:value="0.46" calcext:value-type="float">
            <text:p>0.46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46]+0.01" office:value-type="float" office:value="0.47" calcext:value-type="float">
            <text:p>0.4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47]+0.01" office:value-type="float" office:value="0.48" calcext:value-type="float">
            <text:p>0.48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48]+0.01" office:value-type="float" office:value="0.49" calcext:value-type="float">
            <text:p>0.4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49]+0.01" office:value-type="float" office:value="0.5" calcext:value-type="float">
            <text:p>0.5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50]+0.01" office:value-type="float" office:value="0.51" calcext:value-type="float">
            <text:p>0.5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51]+0.01" office:value-type="float" office:value="0.52" calcext:value-type="float">
            <text:p>0.52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52]+0.01" office:value-type="float" office:value="0.53" calcext:value-type="float">
            <text:p>0.5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53]+0.01" office:value-type="float" office:value="0.54" calcext:value-type="float">
            <text:p>0.54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54]+0.01" office:value-type="float" office:value="0.55" calcext:value-type="float">
            <text:p>0.5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55]+0.01" office:value-type="float" office:value="0.56" calcext:value-type="float">
            <text:p>0.56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A56]+0.01" office:value-type="float" office:value="0.57" calcext:value-type="float">
            <text:p>0.5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A57]+0.01" office:value-type="float" office:value="0.58" calcext:value-type="float">
            <text:p>0.58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A58]+0.01" office:value-type="float" office:value="0.59" calcext:value-type="float">
            <text:p>0.5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A59]+0.01" office:value-type="float" office:value="0.6" calcext:value-type="float">
            <text:p>0.6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A60]+0.01" office:value-type="float" office:value="0.61" calcext:value-type="float">
            <text:p>0.6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61]+0.01" office:value-type="float" office:value="0.62" calcext:value-type="float">
            <text:p>0.62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A62]+0.01" office:value-type="float" office:value="0.63" calcext:value-type="float">
            <text:p>0.6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A63]+0.01" office:value-type="float" office:value="0.64" calcext:value-type="float">
            <text:p>0.64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A64]+0.01" office:value-type="float" office:value="0.65" calcext:value-type="float">
            <text:p>0.6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A65]+0.01" office:value-type="float" office:value="0.66" calcext:value-type="float">
            <text:p>0.66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A66]+0.01" office:value-type="float" office:value="0.67" calcext:value-type="float">
            <text:p>0.6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A67]+0.01" office:value-type="float" office:value="0.68" calcext:value-type="float">
            <text:p>0.68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A68]+0.01" office:value-type="float" office:value="0.69" calcext:value-type="float">
            <text:p>0.6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A69]+0.01" office:value-type="float" office:value="0.7" calcext:value-type="float">
            <text:p>0.7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A70]+0.01" office:value-type="float" office:value="0.71" calcext:value-type="float">
            <text:p>0.7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A71]+0.01" office:value-type="float" office:value="0.72" calcext:value-type="float">
            <text:p>0.72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72]+0.01" office:value-type="float" office:value="0.73" calcext:value-type="float">
            <text:p>0.7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A73]+0.01" office:value-type="float" office:value="0.74" calcext:value-type="float">
            <text:p>0.74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A74]+0.01" office:value-type="float" office:value="0.75" calcext:value-type="float">
            <text:p>0.7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75]+0.01" office:value-type="float" office:value="0.76" calcext:value-type="float">
            <text:p>0.76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A76]+0.01" office:value-type="float" office:value="0.77" calcext:value-type="float">
            <text:p>0.7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A77]+0.01" office:value-type="float" office:value="0.78" calcext:value-type="float">
            <text:p>0.78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A78]+0.01" office:value-type="float" office:value="0.790000000000001" calcext:value-type="float">
            <text:p>0.7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A79]+0.01" office:value-type="float" office:value="0.8" calcext:value-type="float">
            <text:p>0.8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80]+0.01" office:value-type="float" office:value="0.810000000000001" calcext:value-type="float">
            <text:p>0.8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A81]+0.01" office:value-type="float" office:value="0.82" calcext:value-type="float">
            <text:p>0.82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82]+0.01" office:value-type="float" office:value="0.83" calcext:value-type="float">
            <text:p>0.8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83]+0.01" office:value-type="float" office:value="0.84" calcext:value-type="float">
            <text:p>0.84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84]+0.01" office:value-type="float" office:value="0.850000000000001" calcext:value-type="float">
            <text:p>0.8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A85]+0.01" office:value-type="float" office:value="0.860000000000001" calcext:value-type="float">
            <text:p>0.86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A86]+0.01" office:value-type="float" office:value="0.87" calcext:value-type="float">
            <text:p>0.8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A87]+0.01" office:value-type="float" office:value="0.88" calcext:value-type="float">
            <text:p>0.88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A88]+0.01" office:value-type="float" office:value="0.890000000000001" calcext:value-type="float">
            <text:p>0.8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A89]+0.01" office:value-type="float" office:value="0.900000000000001" calcext:value-type="float">
            <text:p>0.9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A90]+0.01" office:value-type="float" office:value="0.910000000000001" calcext:value-type="float">
            <text:p>0.9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91]+0.01" office:value-type="float" office:value="0.92" calcext:value-type="float">
            <text:p>0.92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A92]+0.01" office:value-type="float" office:value="0.930000000000001" calcext:value-type="float">
            <text:p>0.9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93]+0.01" office:value-type="float" office:value="0.940000000000001" calcext:value-type="float">
            <text:p>0.94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94]+0.01" office:value-type="float" office:value="0.950000000000001" calcext:value-type="float">
            <text:p>0.9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formula="of:=[.A95]+0.01" office:value-type="float" office:value="0.960000000000001" calcext:value-type="float">
            <text:p>0.96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96]+0.01" office:value-type="float" office:value="0.970000000000001" calcext:value-type="float">
            <text:p>0.9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97]+0.01" office:value-type="float" office:value="0.980000000000001" calcext:value-type="float">
            <text:p>0.98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formula="of:=[.A98]+0.01" office:value-type="float" office:value="0.990000000000001" calcext:value-type="float">
            <text:p>0.9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99]+0.0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formula="of:=[.A100]+0.01" office:value-type="float" office:value="1.01" calcext:value-type="float">
            <text:p>1.0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formula="of:=[.A101]+0.01" office:value-type="float" office:value="1.02" calcext:value-type="float">
            <text:p>1.02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formula="of:=[.A102]+0.01" office:value-type="float" office:value="1.03" calcext:value-type="float">
            <text:p>1.0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A103]+0.01" office:value-type="float" office:value="1.04" calcext:value-type="float">
            <text:p>1.04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104]+0.01" office:value-type="float" office:value="1.05" calcext:value-type="float">
            <text:p>1.0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105]+0.01" office:value-type="float" office:value="1.06" calcext:value-type="float">
            <text:p>1.06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106]+0.01" office:value-type="float" office:value="1.07" calcext:value-type="float">
            <text:p>1.0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formula="of:=[.A107]+0.01" office:value-type="float" office:value="1.08" calcext:value-type="float">
            <text:p>1.08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formula="of:=[.A108]+0.01" office:value-type="float" office:value="1.09" calcext:value-type="float">
            <text:p>1.0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formula="of:=[.A109]+0.01" office:value-type="float" office:value="1.1" calcext:value-type="float">
            <text:p>1.1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formula="of:=[.A110]+0.01" office:value-type="float" office:value="1.11" calcext:value-type="float">
            <text:p>1.11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111]+0.01" office:value-type="float" office:value="1.12" calcext:value-type="float">
            <text:p>1.12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formula="of:=[.A112]+0.01" office:value-type="float" office:value="1.13" calcext:value-type="float">
            <text:p>1.13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113]+0.01" office:value-type="float" office:value="1.14" calcext:value-type="float">
            <text:p>1.14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14]+0.01" office:value-type="float" office:value="1.15" calcext:value-type="float">
            <text:p>1.15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115]+0.01" office:value-type="float" office:value="1.16" calcext:value-type="float">
            <text:p>1.16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116]+0.01" office:value-type="float" office:value="1.17" calcext:value-type="float">
            <text:p>1.17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117]+0.01" office:value-type="float" office:value="1.18" calcext:value-type="float">
            <text:p>1.18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118]+0.01" office:value-type="float" office:value="1.19" calcext:value-type="float">
            <text:p>1.19</text:p>
          </table:table-cell>
          <table:table-cell office:value-type="string" calcext:value-type="string">
            <text:p>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119]+0.01" office:value-type="float" office:value="1.2" calcext:value-type="float">
            <text:p>1.2</text:p>
          </table:table-cell>
          <table:table-cell office:value-type="string" calcext:value-type="string">
            <text:p>,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,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/00/0000</text:date>, <text:time style:data-style-name="N2" text:time-value="17:47:11.318879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5:41:41.851218119</meta:creation-date>
    <dc:date>2016-02-01T17:49:40.167557881</dc:date>
    <meta:editing-duration>PT4M44S</meta:editing-duration>
    <meta:editing-cycles>5</meta:editing-cycles>
    <meta:generator>LibreOffice/4.2.8.2$Linux_X86_64 LibreOffice_project/420m0$Build-2</meta:generator>
    <meta:document-statistic meta:table-count="1" meta:cell-count="1080" meta:object-count="0"/>
  </office:meta>
</office:document-meta>
</file>